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text-align="start" style:justify-single-word="false"/>
    </style:style>
    <style:style style:name="P2" style:family="paragraph" style:parent-style-name="Standard_20__28_user_29_">
      <style:paragraph-properties fo:text-align="start" style:justify-single-word="false"/>
      <style:text-properties style:font-name="Arial" style:font-name-complex="Arial1"/>
    </style:style>
    <style:style style:name="P3" style:family="paragraph" style:parent-style-name="Standard_20__28_user_29_">
      <style:paragraph-properties fo:text-align="start" style:justify-single-word="false"/>
      <style:text-properties fo:font-style="italic" style:font-style-asian="italic"/>
    </style:style>
    <style:style style:name="P4" style:family="paragraph" style:parent-style-name="Standard_20__28_user_29_" style:master-page-name="Standard">
      <style:paragraph-properties fo:text-align="center" style:justify-single-word="false" style:page-number="auto"/>
    </style:style>
    <style:style style:name="P5" style:family="paragraph" style:parent-style-name="Standard_20__28_user_29_">
      <style:paragraph-properties fo:margin-left="0.3in" fo:margin-right="0in" fo:text-align="start" style:justify-single-word="false" fo:text-indent="-0.3in" style:auto-text-indent="false"/>
    </style:style>
    <style:style style:name="P6" style:family="paragraph" style:parent-style-name="Standard_20__28_user_29_" style:master-page-name="Converted32">
      <style:paragraph-properties style:page-number="auto"/>
    </style:style>
    <style:style style:name="P7" style:family="paragraph" style:parent-style-name="Text_20_body_20__28_user_29_">
      <style:text-properties officeooo:paragraph-rsid="000d9f1b"/>
    </style:style>
    <style:style style:name="P8" style:family="paragraph" style:parent-style-name="Text_20_body_20__28_user_29_">
      <style:text-properties officeooo:paragraph-rsid="00183bd9"/>
    </style:style>
    <style:style style:name="P9" style:family="paragraph" style:parent-style-name="Text_20_body_20__28_user_29_">
      <style:text-properties officeooo:paragraph-rsid="0018b9e7"/>
    </style:style>
    <style:style style:name="P10" style:family="paragraph" style:parent-style-name="Text_20_body_20__28_user_29_">
      <style:text-properties officeooo:paragraph-rsid="001a4523"/>
    </style:style>
    <style:style style:name="P11" style:family="paragraph" style:parent-style-name="Text_20_body_20__28_user_29_">
      <style:text-properties officeooo:paragraph-rsid="001bb2bb"/>
    </style:style>
    <style:style style:name="P12" style:family="paragraph" style:parent-style-name="Text_20_body_20__28_user_29_">
      <style:text-properties officeooo:rsid="001bb2bb" officeooo:paragraph-rsid="001bb2bb"/>
    </style:style>
    <style:style style:name="P13" style:family="paragraph" style:parent-style-name="Text_20_body_20__28_user_29_">
      <style:paragraph-properties fo:margin-top="0in" fo:margin-bottom="0.1043in" loext:contextual-spacing="false" fo:text-align="center" style:justify-single-word="false" fo:orphans="2" fo:widows="2"/>
    </style:style>
    <style:style style:name="T1" style:family="text">
      <style:text-properties style:font-name="Arial" style:font-name-complex="Arial1"/>
    </style:style>
    <style:style style:name="T2" style:family="text">
      <style:text-properties fo:font-style="italic" style:font-style-asian="italic"/>
    </style:style>
    <style:style style:name="T3" style:family="text">
      <style:text-properties fo:color="#000000"/>
    </style:style>
    <style:style style:name="T4" style:family="text">
      <style:text-properties fo:color="#000000" fo:font-style="italic" officeooo:rsid="000d478a" style:font-style-asian="italic"/>
    </style:style>
    <style:style style:name="T5" style:family="text">
      <style:text-properties fo:color="#000000" officeooo:rsid="0004e217"/>
    </style:style>
    <style:style style:name="T6" style:family="text">
      <style:text-properties fo:color="#000000" officeooo:rsid="0006739c"/>
    </style:style>
    <style:style style:name="T7" style:family="text">
      <style:text-properties fo:color="#000000" officeooo:rsid="00077dfc"/>
    </style:style>
    <style:style style:name="T8" style:family="text">
      <style:text-properties fo:color="#000000" officeooo:rsid="000881d5"/>
    </style:style>
    <style:style style:name="T9" style:family="text">
      <style:text-properties fo:color="#000000" officeooo:rsid="000a9d8a"/>
    </style:style>
    <style:style style:name="T10" style:family="text">
      <style:text-properties fo:color="#000000" officeooo:rsid="000aea1c"/>
    </style:style>
    <style:style style:name="T11" style:family="text">
      <style:text-properties fo:color="#000000" officeooo:rsid="000bd833"/>
    </style:style>
    <style:style style:name="T12" style:family="text">
      <style:text-properties fo:color="#000000" officeooo:rsid="000d478a"/>
    </style:style>
    <style:style style:name="T13" style:family="text">
      <style:text-properties fo:color="#000000" officeooo:rsid="000d9f1b"/>
    </style:style>
    <style:style style:name="T14" style:family="text">
      <style:text-properties fo:color="#000000" officeooo:rsid="000f4be8"/>
    </style:style>
    <style:style style:name="T15" style:family="text">
      <style:text-properties fo:color="#000000" officeooo:rsid="00110f28"/>
    </style:style>
    <style:style style:name="T16" style:family="text">
      <style:text-properties fo:color="#000000" officeooo:rsid="0011329a"/>
    </style:style>
    <style:style style:name="T17" style:family="text">
      <style:text-properties fo:color="#000000" officeooo:rsid="0011b26c"/>
    </style:style>
    <style:style style:name="T18" style:family="text">
      <style:text-properties fo:color="#000000" officeooo:rsid="001222fb"/>
    </style:style>
    <style:style style:name="T19" style:family="text">
      <style:text-properties fo:color="#000000" officeooo:rsid="0013d97e"/>
    </style:style>
    <style:style style:name="T20" style:family="text">
      <style:text-properties fo:color="#000000" officeooo:rsid="0014f33c"/>
    </style:style>
    <style:style style:name="T21" style:family="text">
      <style:text-properties fo:color="#000000" officeooo:rsid="0015a8c6"/>
    </style:style>
    <style:style style:name="T22" style:family="text">
      <style:text-properties fo:color="#000000" officeooo:rsid="0016e321"/>
    </style:style>
    <style:style style:name="T23" style:family="text">
      <style:text-properties fo:color="#000000" officeooo:rsid="00183bd9"/>
    </style:style>
    <style:style style:name="T24" style:family="text">
      <style:text-properties fo:color="#000000" officeooo:rsid="0018b9e7"/>
    </style:style>
    <style:style style:name="T25" style:family="text">
      <style:text-properties fo:color="#000000" officeooo:rsid="001a4523"/>
    </style:style>
    <style:style style:name="T26" style:family="text">
      <style:text-properties fo:color="#000000" style:font-name="Liberation Serif" fo:font-size="12pt" fo:font-style="normal" fo:font-weight="normal" officeooo:rsid="000d478a" style:font-size-asian="12pt" style:font-style-asian="normal" style:font-weight-asian="normal"/>
    </style:style>
    <style:style style:name="T27" style:family="text">
      <style:text-properties fo:color="#000000" style:font-name="Liberation Serif" fo:font-size="12pt" fo:font-style="normal" fo:font-weight="normal" officeooo:rsid="0013d97e" style:font-size-asian="12pt" style:font-style-asian="normal" style:font-weight-asian="normal"/>
    </style:style>
    <style:style style:name="T28" style:family="text">
      <style:text-properties fo:color="#000000" officeooo:rsid="001bb2bb"/>
    </style:style>
    <style:style style:name="T29" style:family="text">
      <style:text-properties fo:color="#000000" officeooo:rsid="001e18c7"/>
    </style:style>
    <style:style style:name="T30" style:family="text">
      <style:text-properties fo:font-variant="normal" fo:text-transform="none" fo:color="#000000" style:text-position="0% 100%" fo:font-style="normal" style:text-underline-style="none" fo:font-weight="normal" officeooo:rsid="000a9d8a"/>
    </style:style>
    <style:style style:name="T31" style:family="text">
      <style:text-properties fo:font-variant="normal" fo:text-transform="none" fo:color="#000000" style:text-position="0% 100%" fo:font-style="normal" style:text-underline-style="none" fo:font-weight="normal" officeooo:rsid="000d9f1b"/>
    </style:style>
    <style:style style:name="T32" style:family="text">
      <style:text-properties fo:font-variant="normal" fo:text-transform="none" fo:color="#000000" style:text-position="0% 100%" fo:font-style="normal" style:text-underline-style="none" fo:font-weight="normal" officeooo:rsid="00183bd9"/>
    </style:style>
    <style:style style:name="T33" style:family="text">
      <style:text-properties fo:font-variant="normal" fo:text-transform="none" style:text-position="0% 100%" fo:font-style="normal" style:text-underline-style="none" fo:font-weight="normal"/>
    </style:style>
    <style:style style:name="T34" style:family="text">
      <style:text-properties style:text-position="0% 100%" fo:font-style="normal" style:text-underline-style="none" fo:font-weight="normal"/>
    </style:style>
    <style:style style:name="T35" style:family="text">
      <style:text-properties fo:font-style="normal" style:text-underline-style="none" fo:font-weight="normal"/>
    </style:style>
    <style:style style:name="T36" style:family="text">
      <style:text-properties style:text-underline-style="none" fo:font-weight="normal"/>
    </style:style>
    <style:style style:name="T37" style:family="text">
      <style:text-properties fo:font-weight="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p>
      <text:p text:style-name="P13"><text:span text:style-name="T29">Draft 2: </text:span><text:span text:style-name="T3">Characterizing Plant Water Use with Stable Isotopes and Eddy Covariance</text:span></text:p>
      <text:p text:style-name="P8"><text:span text:style-name="T12">Dryland ecosystems are controlled by water, however, transpiration, a major component of their water dynamics, </text:span><text:span text:style-name="T3">is difficult to measure. </text:span><text:span text:style-name="T12">The proportion of water leaving drylands in the form of evaporation (from soil water) </text:span><text:span text:style-name="T8"><text:s/></text:span><text:span text:style-name="T12">and </text:span><text:span text:style-name="T3">transpir</text:span><text:span text:style-name="T6">ation</text:span><text:span text:style-name="T12"> (from plants)</text:span><text:span text:style-name="T3"> </text:span><text:span text:style-name="T12">can vary dramatically at time scales ranging over an hour up to a year</text:span><text:span text:style-name="T3"> with </text:span><text:span text:style-name="T6">changing </text:span><text:span text:style-name="T3">climatic and vegetation conditions. Becau</text:span><text:span text:style-name="T5">s</text:span><text:span text:style-name="T3">e </text:span><text:span text:style-name="T12">transpiration</text:span><text:span text:style-name="T3"> is directly linked to productivity, the lack of measurement</text:span><text:span text:style-name="T5">s</text:span><text:span text:style-name="T3"> </text:span><text:span text:style-name="T12">in these dynamic ecosystems </text:span><text:span text:style-name="T10">impedes</text:span><text:span text:style-name="T3"> our understanding of</text:span><text:span text:style-name="T7"> </text:span><text:span text:style-name="T16">the forces that govern </text:span><text:span text:style-name="T12">their </text:span><text:span text:style-name="T7">structure (biomass, LAI) and composition (grass/tree cover)</text:span><text:span text:style-name="T3"> </text:span><text:span text:style-name="T9">(</text:span><text:span text:style-name="T30">Golluscio, Sala, &amp; Lauenroth, 1998, AJ Belsky et al. 1993</text:span><text:span text:style-name="T9">)</text:span><text:span text:style-name="T3">. In the face of climate change, global warming, and land cover/land use change, </text:span><text:span text:style-name="T5">we need </text:span><text:span text:style-name="T16">a better understanding of how water dynamics effect and are effected by vegetation if we are to have a </text:span><text:span text:style-name="T3">robust diagnostic tool for predicting how drylands will respond </text:span><text:span text:style-name="T8">to change</text:span><text:span text:style-name="T3">. </text:span><text:span text:style-name="T12"><text:s/></text:span><text:span text:style-name="T23">The objectives of this paper are two-fold:</text:span></text:p>
      <text:p text:style-name="P8"><text:span text:style-name="T23">1. We p</text:span><text:span text:style-name="T13">ropose a method for measuring transpiration using eddy covariance measurements and the isotope composition of </text:span><text:span text:style-name="T20">surface fluxes of </text:span><text:span text:style-name="T13">water vapor.</text:span></text:p>
      <text:p text:style-name="P8"><text:span text:style-name="T23">2. </text:span><text:span text:style-name="T13">We apply this method to </text:span><text:span text:style-name="T16">w</text:span><text:span text:style-name="T15">e</text:span><text:span text:style-name="T11"> </text:span><text:span text:style-name="T16">quantify </text:span><text:span text:style-name="T12">the </text:span><text:span text:style-name="T16">relationship</text:span><text:span text:style-name="T13"> between</text:span><text:span text:style-name="T17"> </text:span><text:span text:style-name="T16">vegetation structure </text:span><text:span text:style-name="T17">and </text:span><text:span text:style-name="T16">composition and rates of transpiration at daily to seasonal time scales </text:span><text:span text:style-name="T13">in a </text:span><text:span text:style-name="T16">tropical</text:span><text:span text:style-name="T12"> savanna </text:span><text:span text:style-name="T13">in </text:span><text:span text:style-name="T19">Laikipia, </text:span><text:span text:style-name="T16">central</text:span><text:span text:style-name="T13"> Ken</text:span><text:span text:style-name="T18">ya.</text:span></text:p>
      <text:p text:style-name="P8"><text:span text:style-name="T22">This analysis will be applied</text:span><text:span text:style-name="T21"> acros</text:span><text:span text:style-name="T22">s</text:span><text:span text:style-name="T21"> precipitation conditions </text:span><text:span text:style-name="T22">ranging from the wet and dry season at the seasonal scale, to a comparison of directly after rainfall events of varying intensity and weeks after these same rainfall events at the daily/weekly time scale</text:span><text:span text:style-name="T18">.</text:span><text:span text:style-name="T13"> </text:span><text:span text:style-name="T22">We will show</text:span><text:span text:style-name="T20"> how the competing goals of plants to reduce their water stress and transpire water leads to </text:span><text:span text:style-name="T22">changes in </text:span><text:span text:style-name="T20">ecosystem level organization </text:span><text:span text:style-name="T21">(results to come)</text:span><text:span text:style-name="T20">. </text:span></text:p>
      <text:p text:style-name="P10"><text:span text:style-name="T22">Our study was conducted at the Mpala Research Center </text:span><text:span text:style-name="T23">(MRC) </text:span><text:span text:style-name="T22">in </text:span><text:span text:style-name="T13">Laikipia, </text:span><text:span text:style-name="T12">an ecological observatory obtain</text:span><text:span text:style-name="T23">ing</text:span><text:span text:style-name="T12"> isotope and eddy covariance measurements in </text:span><text:span text:style-name="T23">an</text:span><text:span text:style-name="T12"> area underrepresented by the larger FluxNet network of eddy covariance sites </text:span><text:span text:style-name="T23">(Sundareshwar et al. 2007)</text:span><text:span text:style-name="T12">. </text:span><text:span text:style-name="T23">It is situated in</text:span><text:span text:style-name="T13"> a </text:span><text:span text:style-name="T22">savanna </text:span><text:span text:style-name="T13">characterized by </text:span><text:span text:style-name="T22">increasingly intense but less frequent storm events </text:span><text:span text:style-name="T13">(Franz et al. </text:span><text:span text:style-name="T22">2010</text:span><text:span text:style-name="T13">).</text:span><text:span text:style-name="T12"> MRC’s eddy covariance tower </text:span><text:span text:style-name="T24">has since 2009 continuously </text:span><text:span text:style-name="T23">measure</text:span><text:span text:style-name="T24">d</text:span><text:span text:style-name="T23"> </text:span><text:span text:style-name="T24">a multitude of fluxes, including those from carbon, water, sensible heat, and shortwave and longwave incoming/outgoing radiation </text:span><text:span text:style-name="T25">using eddy covariance</text:span><text:span text:style-name="T24">.</text:span><text:span text:style-name="T12"> <text:s/>Eddy-covariance is a well established method for measuring total ecosystem water flux </text:span><text:span text:style-name="T25">(evapotranspiration or ET)</text:span><text:span text:style-name="T12"> by measuring atmospheric humidity along with wind speed and direction (horizontal and vertical), allowing a calculation of how much water is moving into or out of the atmosphere. <text:s/></text:span><text:span text:style-name="T19">It a</text:span><text:span text:style-name="T26">ssumes convective </text:span><text:span text:style-name="T27">(</text:span><text:span text:style-name="T12">vertical</text:span><text:span text:style-name="T19">)</text:span><text:span text:style-name="T12"> winds dominate over horizontal flows; hence ve</text:span><text:span text:style-name="T19">r</text:span><text:span text:style-name="T12">tical fluxes can be calculated as the overall exchange </text:span><text:span text:style-name="T19">between the surface and</text:span><text:span text:style-name="T12"> </text:span><text:span text:style-name="T19">boundary layer (the lowest level of atmosphere that experiences convective turbulence from surface fluxes of latent and sensible heat)</text:span><text:span text:style-name="T12">. </text:span></text:p>
      <text:p text:style-name="P11"><text:soft-page-break/><text:span text:style-name="T12">To resolve ET into it’s two primary components, another set of coincident measurements is needed: </text:span><text:span text:style-name="T25">the isotopic composition of ET.</text:span><text:span text:style-name="T12"> Lighter isotope species of water are preferentially evaporated compared to heavier isotope species when the magnitude of the flux is small relative to the volume of the reservoir (henceforth, this process will be referred to as fractionation, and it’s converse as enrichment). This property means that fluxes from soil water evaporation have markedly </text:span><text:span text:style-name="T14">lighter </text:span><text:span text:style-name="T12">isotope compositions than fluxes from transpiration, opening the possibility to measure transpiration more directly than ever before. </text:span><text:span text:style-name="T25">O</text:span><text:span text:style-name="T12">ne method that has been employed to model transpiration from direct measurements of the isotopic composition of </text:span><text:span text:style-name="T25">water vapor</text:span><text:span text:style-name="T12">, the isotopic composition of ET, and empirical values that describe the fractionation that occurs during phase and diffusive transitions </text:span><text:span text:style-name="T25">is the Craig-Gordon model</text:span><text:span text:style-name="T12">. </text:span></text:p>
      <text:p text:style-name="P11"><text:span text:style-name="T25">Our</text:span><text:span text:style-name="T5"> </text:span><text:span text:style-name="T12">long-</text:span><text:span text:style-name="T5">term</text:span><text:span text:style-name="T12"> measurements </text:span><text:span text:style-name="T25">at MRC</text:span><text:span text:style-name="T12"> </text:span><text:span text:style-name="T24">have a</text:span><text:span text:style-name="T12">llow</text:span><text:span text:style-name="T24">ed</text:span><text:span text:style-name="T12"> us to develop and test methods </text:span><text:span text:style-name="T24">for estimating transpiration</text:span><text:span text:style-name="T12"> </text:span><text:span text:style-name="T24">which</text:span><text:span text:style-name="T25"> parameterize the empirical fractionation factors in the Craig-Gordon model to </text:span><text:span text:style-name="T24">account for the effect of soil/leaf pore water tension and humidity gradients at the leaf/soil pore scale on isotope fractionation. </text:span><text:span text:style-name="T25">This </text:span><text:span text:style-name="T28">is be</text:span><text:span text:style-name="T24"> crucial in order to improve estimations of transpiration using eddy covariance measurements</text:span><text:span text:style-name="T12"> </text:span><text:span text:style-name="T25">for drylands, because of extremely variable soil water potentials </text:span><text:span text:style-name="T24">(</text:span><text:span text:style-name="T12">Soderberg et al. </text:span><text:span text:style-name="T24">2012</text:span><text:span text:style-name="T12"> and Good et al. </text:span><text:span text:style-name="T24">2014) </text:span><text:span text:style-name="T28">(not definitive result, may cut)</text:span><text:span text:style-name="T12">. Another method, the flux-variance approach, uses the close correlation between CO2 uptake and transpiration to estimate the transpiration rate. However, this approach relies on an</text:span><text:span text:style-name="T4"> priori</text:span><text:span text:style-name="T12"> assumption of water use efficiency, </text:span><text:span text:style-name="T28">which can vary between X and Y with particularly large variations in drylands. I</text:span><text:span text:style-name="T12">t is difficult to accurately scale this method up to the ecosystem, particularly in drylands where vegetation regimes can shift intra-seasonally.</text:span></text:p>
      <text:p text:style-name="P9"><text:span text:style-name="T24">MRC’s </text:span><text:span text:style-name="T12">unique setting, </text:span><text:span text:style-name="T24">which</text:span><text:span text:style-name="T12"> includes spatially heterogeneous land use </text:span><text:span text:style-name="T24">from </text:span><text:span text:style-name="T12">cattle grazing and farming, and a varying vegetation/soil matrix make</text:span><text:span text:style-name="T24">s</text:span><text:span text:style-name="T12"> it an ideal location to answer questions concerning plant water use. We seek to answer 3 questions:</text:span></text:p>
      <text:p text:style-name="P8"><text:span text:style-name="T24">1.</text:span><text:span text:style-name="T3"> </text:span><text:span text:style-name="T24">D</text:span><text:span text:style-name="T3">oes an alternative model of soil water fractionation and leaf water enrichment improve estimates of transpiration compared </text:span><text:span text:style-name="T5">to</text:span><text:span text:style-name="T3"> the unmodified Craig-Gordon model </text:span><text:span text:style-name="T28">and flux-variance approach</text:span><text:span text:style-name="T3">?</text:span></text:p>
      <text:p text:style-name="P8"><text:span text:style-name="T28">2</text:span><text:span text:style-name="T12">. Using the most accurate model, how does total plant water use and plant water use efficiency vary at different t</text:span><text:span text:style-name="T28">ime</text:span><text:span text:style-name="T12"> scales </text:span><text:span text:style-name="T28">at MRC</text:span><text:span text:style-name="T12">?</text:span></text:p>
      <text:p text:style-name="P11"><text:span text:style-name="T12">3. </text:span><text:span text:style-name="T28">Are changes in plant water use and plant water use efficiency correlated with shifts in vegetation composition and structure?</text:span></text:p>
      <text:p text:style-name="Text_20_body_20__28_user_29_"><text:span text:style-name="T28">Q</text:span><text:span text:style-name="T3">uantifying these fundamental </text:span><text:span text:style-name="T28">ecohydrological </text:span><text:span text:style-name="T3">processes will allow us to further develop theory of how change in vegetation structure, land use, and climate impact plant productivity. </text:span><text:span text:style-name="T28">Furthermore, with the development of more a more accurate model to apply to isotope eddy covariance measurements, t</text:span><text:span text:style-name="T3">his study has the potential to resolve transpiration at more continuous time scales and larger spatial scales than ever before. </text:span><text:span text:style-name="T28">This method could be applied across </text:span><text:soft-page-break/><text:span text:style-name="T28">drylands, providing</text:span><text:span text:style-name="T3"> </text:span><text:span text:style-name="T28">more descriptive </text:span><text:span text:style-name="T3">in situ data to validate larger scale models that </text:span><text:span text:style-name="T28">currently</text:span><text:span text:style-name="T3"> </text:span><text:span text:style-name="T28">estimate </text:span><text:span text:style-name="T3">ET. These research questions and theoretical development will improve our understanding of dryland ecosystems, their threshold responses to change, and what the primary drivers are of that change.</text:span></text:p>
      <text:p text:style-name="Text_20_body_20__28_user_29_"><text:span text:style-name="T3"/></text:p>
      <text:p text:style-name="P12"><text:span text:style-name="T3">TO DO:</text:span></text:p>
      <text:p text:style-name="P12"><text:span text:style-name="T3">Flesh out methods for estimating veg structure and composition with Planet remote sensing. NDVI for structure, either mixed pixel analysis or simpler index based method for composition.</text:span></text:p>
      <text:p text:style-name="P12"><text:span text:style-name="T3">Get results</text:span></text:p>
      <text:p text:style-name="P12"><text:span text:style-name="T3">Change title, focus on science</text:span></text:p>
      <text:p text:style-name="P12"><text:span text:style-name="T3">Go back through and add in saved citations</text:span></text:p>
      <text:p text:style-name="Standard_20__28_user_29_"/>
      <text:p text:style-name="Standard_20__28_user_29_"/>
      <text:section text:style-name="Sect1" text:name="TextSection">
        <text:p text:style-name="Bibliography_20_1">Good, S. P., Soderberg, K., Guan, K., King, E. G., Scanlon, T. M., &amp; Caylor, K. K. (2014). δ2H isotopic flux partitioning of evapotranspiration over a grass field following a water pulse and subsequent dry down. <text:span text:style-name="T2">Water Resources Research</text:span>, <text:span text:style-name="T2">50</text:span>(2), 1410–1432. https://doi.org/10.1002/2013WR014333</text:p>
        <text:p text:style-name="Bibliography_20_1">Soderberg, K., Good, S. P., Wang, L., &amp; Caylor, K. K. (2012). Stable Isotopes of Water Vapor in the Vadose Zone: A Review of Measurement and Modeling Techniques. Retrieved from <text:a xlink:type="simple" xlink:href="https://scholarworks.iupui.edu/handle/1805/5945" text:style-name="Internet_20_link" text:visited-style-name="Visited_20_Internet_20_Link">https://scholarworks.iupui.edu/handle/1805/5945</text:a></text:p>
        <text:p text:style-name="Bibliography_20_1"/>
        <text:section text:style-name="Sect1" text:name="ZOTERO_BIBL {&quot;custom&quot;:[]} CSL_BIBLIOGRAPHY RNDl30v5CAI2a">
          <text:p text:style-name="Bibliography_20_1">Comparative Effects of Isolated Trees on Their Undercanopy Environments in High- and Low-Rainfall Savannas. (n.d.). Retrieved May 24, 2018, from https://www.researchgate.net/publication/271758282_Comparative_Effects_of_Isolated_Trees_on_Their_Undercanopy_Environments_in_High-_and_Low-Rainfall_Savannas</text:p>
          <text:p text:style-name="Bibliography_20_1">Franz, T. E., Caylor, K. K., Nordbotten, J. M., Rodríguez-Iturbe, I., &amp; Celia, M. A. (2010). An ecohydrological approach to predicting regional woody species distribution patterns in dryland ecosystems. <text:span text:style-name="T2">Advances in Water Resources</text:span>, <text:span text:style-name="T2">33</text:span>(2), 215–230. https://doi.org/10.1016/j.advwatres.2009.12.003</text:p>
          <text:p text:style-name="Bibliography_20_1"><text:soft-page-break/>Golluscio, R. A., Sala, O. E., &amp; Lauenroth, W. K. (1998). Differential use of large summer rainfall events by shrubs and grasses: a manipulative experiment in the Patagonian steppe. <text:span text:style-name="T2">Oecologia</text:span>, <text:span text:style-name="T2">115</text:span>(1–2), 17–25. https://doi.org/10.1007/s004420050486</text:p>
          <text:p text:style-name="Bibliography_20_1">Sundareshwar, P. V., Murtugudde, R., Srinivasan, G., Singh, S., Ramesh, K. J., Ramesh, R., … Zimmerman, P. R. (2007). Environmental Monitoring Network for India. <text:span text:style-name="T2">Science</text:span>, <text:span text:style-name="T2">316</text:span>(5822), 204–205. https://doi.org/10.1126/science.1137417</text:p>
        </text:section>
      </text:section>
      <text:p text:style-name="P6"/>
      <text:p text:style-name="P2"/>
      <text:p text:style-name="P2"/>
      <text:p text:style-name="P1"><text:span text:style-name="T1">Part 2.</text:span></text:p>
      <text:p text:style-name="P1"><text:span text:style-name="T2">Read your group members’ pieces and provide comments. We will discuss them in class on April 26.</text:span></text:p>
      <text:p text:style-name="P3"/>
      <text:p text:style-name="P1">Read and comment on the articles written by your group members. Write a short report for each article you read answering the following questions. Beyond that, feel free to suggest as many edits as you like.</text:p>
      <text:p text:style-name="P1"/>
      <text:p text:style-name="P5">1. Did the article hit the appropriate audience? Was the style too technical? Too casual?</text:p>
      <text:p text:style-name="P5">2. Did the opening engage you and make you want to read the rest of the article?</text:p>
      <text:p text:style-name="P5">3. Did you believe that the questions being asked were compelling?</text:p>
      <text:p text:style-name="P5">4. What did you get as the “take home” message of the story? Do you believe that this was the message the author was trying to give you?</text:p>
      <text:p text:style-name="P5"/>
      <text:p text:style-name="P5">Have these completed for each article you read and bring them to class on April 26 for peer editing group discus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weight="bold" style:font-name-asian="Times New Roman1" style:font-family-asian="'Times New Roman'" style:font-family-generic-asian="system" style:font-pitch-asian="variable" style:font-weight-asian="bold" style:font-size-complex="16pt" style:font-weight-complex="bold"/>
    </style:style>
    <style:style style:name="Standard_20__28_user_29_" style:display-name="Standard (user)" style:family="paragraph" style:default-outline-level="">
      <style:paragraph-properties fo:text-align="justify" style:justify-single-word="false" fo:orphans="2" fo:widows="2" style:writing-mode="lr-tb"/>
      <style:text-properties style:font-name="Times New Roman" fo:font-family="'Times New Roman'" style:font-family-generic="roman" style:font-pitch="variable" style:font-name-asian="SimSun" style:font-family-asian="SimSun" style:font-family-generic-asian="system" style:font-pitch-asian="variable" style:font-name-complex="Times New Roman1" style:font-family-complex="'Times New Roman'" style:font-family-generic-complex="system" style:font-pitch-complex="variable" style:language-complex="ar" style:country-complex="SA"/>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Bibliography_20_1" style:display-name="Bibliography 1" style:family="paragraph" style:parent-style-name="Index" style:default-outline-level="" style:class="index">
      <style:paragraph-properties fo:margin-left="0.5in" fo:margin-right="0in" style:line-height-at-least="0.3335in" fo:text-indent="-0.5in" style:auto-text-indent="false"/>
    </style:style>
    <style:style style:name="annotation_20_text" style:display-name="annotation text" style:family="paragraph" style:parent-style-name="Standard" style:default-outline-level="">
      <style:text-properties style:font-name-complex="Mangal" style:font-family-complex="Mangal" style:font-family-generic-complex="system" style:font-pitch-complex="variable" style:font-size-complex="10.5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9pt" style:font-weight-complex="bold"/>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text-properties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6pt" style:font-weight-complex="bold"/>
    </style:style>
    <style:style style:name="Internet_20_link_20__28_user_29_" style:display-name="Internet link (user)" style:family="text">
      <style:text-properties fo:color="#0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complex="Mangal" style:font-family-complex="Mangal" style:font-family-generic-complex="system" style:font-pitch-complex="variable" style:font-size-complex="10.5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1"/>
    <style:master-page style:name="Converted33"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 Schimel</meta:initial-creator>
    <meta:editing-cycles>18</meta:editing-cycles>
    <meta:print-date>2007-10-30T13:31:00</meta:print-date>
    <meta:creation-date>2018-05-12T21:57:00</meta:creation-date>
    <dc:date>2018-05-23T22:17:06.530364525</dc:date>
    <meta:editing-duration>PT6H29M51S</meta:editing-duration>
    <meta:generator>LibreOffice/5.1.6.2$Linux_X86_64 LibreOffice_project/10m0$Build-2</meta:generator>
    <meta:document-statistic meta:table-count="0" meta:image-count="0" meta:object-count="0" meta:page-count="5" meta:paragraph-count="32" meta:word-count="1345" meta:character-count="9081" meta:non-whitespace-character-count="776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32"&gt;&lt;session id="VaN4D6N3"/&gt;&lt;style id="http://www.zotero.org/styles/apa" locale="en-US" hasBibliography="1" bibliographyStyleHasBeenSet="1"/&gt;&lt;prefs&gt;&lt;pref name="fieldType" value="ReferenceMark"/&gt;&lt;pref name="automa</meta:user-defined>
    <meta:user-defined meta:name="ZOTERO_PREF_2" meta:value-type="string">ticJournalAbbreviations" value="true"/&gt;&lt;pref name="noteType" value="0"/&gt;&lt;/prefs&gt;&lt;/data&gt;</meta:user-defined>
    <meta:template xlink:type="simple" xlink:actuate="onRequest" xlink:title="Normal.dotm" xlink:href=""/>
  </office:meta>
</office:document-meta>
</file>